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Black" svg:font-family="'Arial Black'" style:font-family-generic="roman"/>
    <style:font-face style:name="Arial2" svg:font-family="Arial" style:font-family-generic="swiss"/>
    <style:font-face style:name="MS-Gothic" svg:font-family="MS-Gothic" style:font-family-generic="swiss"/>
    <style:font-face style:name="Arial1" svg:font-family="Arial" style:font-pitch="variable"/>
    <style:font-face style:name="MS Gothic" svg:font-family="'MS Gothic'" style:font-pitch="variable"/>
    <style:font-face style:name="Noto Serif CJK JP2" svg:font-family="'Noto Serif CJK JP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-Gothic1" svg:font-family="MS-Gothic" style:font-family-generic="swiss" style:font-pitch="variable"/>
    <style:font-face style:name="Noto Serif CJK JP1" svg:font-family="'Noto Serif CJK JP'" style:font-family-generic="swiss" style:font-pitch="variable"/>
    <style:font-face style:name="Arial" svg:font-family="Arial" style:font-family-generic="system" style:font-pitch="variable"/>
    <style:font-face style:name="Noto Serif CJK JP" svg:font-family="'Noto Serif CJK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S-Gothic" fo:font-size="24pt" fo:font-style="normal" fo:text-shadow="none" style:text-underline-style="none" fo:font-weight="normal" style:letter-kerning="true" style:font-name-asian="MS-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S-Gothic" fo:font-size="24pt" fo:font-style="normal" fo:text-shadow="none" style:text-underline-style="none" fo:font-weight="normal" style:letter-kerning="true" style:font-name-asian="MS-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MS-Gothic" fo:font-size="24pt" fo:font-style="normal" fo:text-shadow="none" style:text-underline-style="none" fo:font-weight="normal" style:letter-kerning="true" style:font-name-asian="MS-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171cm" fo:min-width="0.714cm" fo:padding-top="0.131cm" fo:padding-bottom="0.131cm" fo:padding-left="0.25cm" fo:padding-right="0.25cm" fo:wrap-option="wrap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88cm" draw:marker-start-width="0.485cm" draw:marker-end="Arrow" draw:marker-end-width="0.309cm" draw:textarea-horizontal-align="center" draw:textarea-vertical-align="middl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width="0.088cm" svg:stroke-color="#000000" draw:marker-start-width="0.485cm" draw:marker-end-width="0.485cm" draw:fill-color="#ffffff" draw:textarea-horizontal-align="justify" draw:textarea-vertical-align="middle" draw:auto-grow-height="false" fo:min-height="1.411cm" fo:min-width="4.304cm" fo:padding-top="0.044cm" fo:padding-bottom="0.044cm" fo:padding-left="0.044cm" fo:padding-right="0.044cm" style:run-through="foreground"/>
      <style:paragraph-properties style:writing-mode="lr-tb"/>
    </style:style>
    <style:style style:name="gr5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646cm" fo:min-width="2.03cm" fo:padding-top="0.131cm" fo:padding-bottom="0.131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svg:stroke-width="0.088cm" svg:stroke-color="#000000" draw:marker-start-width="0.485cm" draw:marker-end-width="0.485cm" draw:fill-color="#ffffff" draw:textarea-horizontal-align="justify" draw:textarea-vertical-align="middle" draw:auto-grow-height="false" fo:min-height="1.411cm" fo:min-width="4.304cm" fo:padding-top="0.044cm" fo:padding-bottom="0.044cm" fo:padding-left="0.044cm" fo:padding-right="0.04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88cm" svg:stroke-color="#000000" draw:marker-start-width="0.485cm" draw:marker-end-width="0.485cm" draw:fill-color="#ffffff" draw:textarea-horizontal-align="justify" draw:textarea-vertical-align="middle" draw:auto-grow-height="false" fo:min-height="1.448cm" fo:min-width="4.343cm" fo:padding-top="0.044cm" fo:padding-bottom="0.044cm" fo:padding-left="0.044cm" fo:padding-right="0.04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171cm" fo:min-width="1.774cm" fo:padding-top="0.131cm" fo:padding-bottom="0.131cm" fo:padding-left="0.25cm" fo:padding-right="0.25cm" fo:wrap-option="wrap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646cm" fo:min-width="2.953cm" fo:padding-top="0.131cm" fo:padding-bottom="0.131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826cm" fo:min-width="2.953cm" fo:padding-top="0.131cm" fo:padding-bottom="0.131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style-name="gr9"><draw:custom-shape draw:name="シェイプ1" draw:style-name="gr4" draw:text-style-name="P4" svg:width="4.393cm" svg:height="1.5cm" svg:x="2.124cm" svg:y="2.685cm"><text:p/><draw:enhanced-geometry svg:viewBox="0 0 21600 21600" draw:mirror-horizontal="false" draw:mirror-vertical="false" draw:type="rectangle" draw:enhanced-path="M 0 0 L 21600 0 21600 21600 0 21600 0 0 Z N"/></draw:custom-shape><draw:custom-shape draw:name="シェイプ1_0" draw:style-name="gr4" draw:text-style-name="P4" svg:width="4.393cm" svg:height="1.5cm" svg:x="2.3cm" svg:y="2.826cm"><text:p/><draw:enhanced-geometry svg:viewBox="0 0 21600 21600" draw:mirror-horizontal="false" draw:mirror-vertical="false" draw:type="rectangle" draw:enhanced-path="M 0 0 L 21600 0 21600 21600 0 21600 0 0 Z N"/></draw:custom-shape><draw:custom-shape draw:name="シェイプ1_1" draw:style-name="gr4" draw:text-style-name="P4" svg:width="4.393cm" svg:height="1.5cm" svg:x="2.459cm" svg:y="3.003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2" svg:width="3.454cm" svg:height="1.086cm" svg:x="2.928cm" svg:y="3.211cm"><text:p text:style-name="P1"><text:span text:style-name="T1">オブジェクト</text:span></text:p><text:p text:style-name="P1"><text:span text:style-name="T1">ファイル</text:span><text:span text:style-name="T1">(.o)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draw:g><draw:g text:anchor-type="paragraph" draw:z-index="1" draw:style-name="gr9"><draw:g draw:style-name="gr11"><draw:custom-shape draw:name="シェイプ1_2" draw:style-name="gr4" draw:text-style-name="P4" svg:width="4.393cm" svg:height="1.5cm" svg:x="-0.22cm" svg:y="-0.019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2" svg:width="3.454cm" svg:height="1.086cm" svg:x="0.249cm" svg:y="0.189cm"><text:p text:style-name="P1"><text:span text:style-name="T1">ソースファイル</text:span></text:p><text:p text:style-name="P1"><text:span text:style-name="T1">（</text:span><text:span text:style-name="T1">.cpp</text:span><text:span text:style-name="T1">）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draw:g><draw:g draw:style-name="gr11"><draw:custom-shape draw:name="シェイプ1_3" draw:style-name="gr4" draw:text-style-name="P4" svg:width="4.393cm" svg:height="1.5cm" svg:x="4.805cm" svg:y="-0.019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2" svg:width="3.454cm" svg:height="1.086cm" svg:x="5.276cm" svg:y="0.189cm"><text:p text:style-name="P1"><text:span text:style-name="T1">リソースファイル</text:span></text:p><text:p text:style-name="P1"><text:span text:style-name="T1">（</text:span><text:span text:style-name="T1">.rc</text:span><text:span text:style-name="T1">）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draw:g></draw:g><draw:custom-shape text:anchor-type="paragraph" draw:z-index="6" draw:style-name="gr8" draw:text-style-name="P2" svg:width="2.274cm" svg:height="0.431cm" svg:x="1.069cm" svg:y="1.875cm"><text:p text:style-name="P1"><text:span text:style-name="T1">コンパイル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g text:anchor-type="paragraph" draw:z-index="2" draw:style-name="gr9"><draw:custom-shape draw:name="シェイプ1_3" draw:style-name="gr4" draw:text-style-name="P4" svg:width="4.393cm" svg:height="1.5cm" svg:x="2.291cm" svg:y="5.731cm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2" svg:width="3.454cm" svg:height="0.906cm" svg:x="2.76cm" svg:y="6.029cm"><text:p text:style-name="P1"><text:span text:style-name="T1">実行可能ファイル</text:span></text:p><text:p text:style-name="P1"><text:span text:style-name="T1">（</text:span><text:span text:style-name="T1">.exe</text:span><text:span text:style-name="T1">）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draw:g><draw:custom-shape text:anchor-type="paragraph" draw:z-index="7" draw:style-name="gr8" draw:text-style-name="P2" svg:width="2.274cm" svg:height="0.431cm" svg:x="5.779cm" svg:y="1.875cm"><text:p text:style-name="P1"><text:span text:style-name="T1">コンパイル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8" draw:style-name="gr1" draw:text-style-name="P2" svg:width="1.214cm" svg:height="0.431cm" svg:x="4.738cm" svg:y="4.838cm"><text:p text:style-name="P1"><text:span text:style-name="T1">リンク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10" draw:name="シェイプ1_4" draw:style-name="gr6" draw:text-style-name="P4" svg:width="4.393cm" svg:height="1.5cm" svg:x="8.336cm" svg:y="2.90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シェイプ1_4" draw:style-name="gr7" draw:text-style-name="P7" svg:width="4.432cm" svg:height="1.537cm" svg:x="8.558cm" svg:y="2.65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style-name="gr1" draw:text-style-name="P2" svg:width="1.214cm" svg:height="0.431cm" svg:x="7.057cm" svg:y="5.001cm"><text:p text:style-name="P1"><text:span text:style-name="T1">リンク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g text:anchor-type="paragraph" draw:z-index="11" draw:style-name="gr3"><draw:custom-shape draw:name="シェイプ1_3" draw:style-name="gr4" draw:text-style-name="P4" svg:width="4.393cm" svg:height="1.5cm" svg:x="8.126cm" svg:y="3.113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6" svg:width="2.532cm" svg:height="0.906cm" svg:x="9.057cm" svg:y="3.411cm"><text:p text:style-name="P5"><text:span text:style-name="T2">ライブラリ</text:span></text:p><text:p text:style-name="P5"><text:span text:style-name="T2">(lib*.a)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draw:g><draw:line text:anchor-type="paragraph" draw:z-index="3" draw:name="シェイプ2" draw:style-name="gr2" draw:text-style-name="P3" svg:x1="2.935cm" svg:y1="1.48cm" svg:x2="4.223cm" svg:y2="2.685cm"><text:p/></draw:line><draw:line text:anchor-type="paragraph" draw:z-index="4" draw:name="シェイプ3" draw:style-name="gr2" draw:text-style-name="P3" svg:x1="6.127cm" svg:y1="1.48cm" svg:x2="4.928cm" svg:y2="2.685cm"><text:p/></draw:line><draw:line text:anchor-type="paragraph" draw:z-index="5" draw:name="シェイプ4" draw:style-name="gr2" draw:text-style-name="P3" svg:x1="4.54cm" svg:y1="4.501cm" svg:x2="4.54cm" svg:y2="5.73cm"><text:p/></draw:line><draw:line text:anchor-type="paragraph" draw:z-index="12" draw:name="シェイプ4_0" draw:style-name="gr2" draw:text-style-name="P3" svg:x1="9.793cm" svg:y1="4.613cm" svg:x2="6.683cm" svg:y2="6.342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Black" svg:font-family="'Arial Black'" style:font-family-generic="roman"/>
    <style:font-face style:name="Arial2" svg:font-family="Arial" style:font-family-generic="swiss"/>
    <style:font-face style:name="MS-Gothic" svg:font-family="MS-Gothic" style:font-family-generic="swiss"/>
    <style:font-face style:name="Arial1" svg:font-family="Arial" style:font-pitch="variable"/>
    <style:font-face style:name="MS Gothic" svg:font-family="'MS Gothic'" style:font-pitch="variable"/>
    <style:font-face style:name="Noto Serif CJK JP2" svg:font-family="'Noto Serif CJK JP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-Gothic1" svg:font-family="MS-Gothic" style:font-family-generic="swiss" style:font-pitch="variable"/>
    <style:font-face style:name="Noto Serif CJK JP1" svg:font-family="'Noto Serif CJK JP'" style:font-family-generic="swiss" style:font-pitch="variable"/>
    <style:font-face style:name="Arial" svg:font-family="Arial" style:font-family-generic="system" style:font-pitch="variable"/>
    <style:font-face style:name="Noto Serif CJK JP" svg:font-family="'Noto Serif CJK JP'" style:font-family-generic="system" style:font-pitch="variable"/>
    <style:font-face style:name="游ゴシック" svg:font-family="游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3T08:59:05.781000000</meta:creation-date>
    <dc:date>2020-08-23T09:19:18.388000000</dc:date>
    <meta:editing-duration>PT11M48S</meta:editing-duration>
    <meta:editing-cycles>5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